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ventBusInheritanceDisabledTest.onEvent( MyEventInterfaceExtended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BusInheritanceDisabledTest.onEvent( MyEventInterface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BusInheritanceDisabledTest.testEventClassHierarchyStick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ventBusInheritanceDisabledTest.onEvent( My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BusInheritanceDisabledTest.testEventClassHierarch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EventBusInheritanceDisabledTest.onEvent( MyEventExtended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BusInheritanceDisabledTest.onEvent( Objec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ickySubscriber.onEvent( My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BusInheritanceDisabledTest.testSubscriberClassHierarch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EventBusInheritanceDisabledTest.testSubscriberClassHierarchyWithoutNewSubscriber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tickySubscriber.onEvent( MyEventExtended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BusInheritanceDisabledTest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ickySubscriber.onEvent( MyEventInterfaceExtended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ickySubscriber.onEvent( MyEventInterface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ickySubscriber.onEvent( Objec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BusInheritanceDisabledTest.testEventSuperInterfaceHierarch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ventBusInheritanceDisabledTest.testEventInterfaceHierarch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